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Verdana3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92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style:text-properties style:font-name="Verdana1" fo:font-size="36pt" style:font-size-asian="36pt" style:font-size-complex="3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margin-left="0cm" fo:margin-right="0cm" fo:line-height="100%" fo:text-align="center" fo:text-indent="0cm" style:line-break="strict"/>
      <style:text-properties fo:font-size="15pt"/>
    </style:style>
    <style:style style:name="P7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  <style:text-properties fo:font-size="15pt"/>
    </style:style>
    <style:style style:name="T1" style:family="text">
      <style:text-properties fo:color="#ccff66" fo:font-size="13pt" fo:font-weight="normal" style:font-size-asian="13pt" style:font-weight-asian="normal" style:font-size-complex="13pt" style:font-weight-complex="normal"/>
    </style:style>
    <style:style style:name="T2" style:family="text">
      <style:text-properties style:font-name="Verdana1" fo:font-size="36pt" fo:language="en" fo:country="AU" style:font-size-asian="36pt" style:font-size-complex="36pt"/>
    </style:style>
    <style:style style:name="T3" style:family="text">
      <style:text-properties style:font-name="Verdana2" fo:font-size="36pt" fo:language="en" fo:country="AU" style:font-size-asian="36pt" style:font-size-complex="36pt"/>
    </style:style>
    <style:style style:name="T4" style:family="text">
      <style:text-properties style:font-name="Copperplate Gothic Bold" fo:font-size="32pt" fo:language="en" fo:country="AU" style:font-size-asian="32pt" style:font-size-complex="32pt"/>
    </style:style>
    <style:style style:name="T5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6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>
          <draw:text-box>
            <text:p>When I look into your holiness<text:line-break/><text:span text:style-name="T1">(Cathy Perrin, Wayne Perrin)</text:span></text:p>
          </draw:text-box>
        </draw:frame>
        <draw:frame presentation:style-name="pr2" draw:text-style-name="P2" draw:layer="layout" svg:width="28cm" svg:height="13cm" svg:x="0cm" svg:y="4.333cm" presentation:class="outline" presentation:user-transformed="true">
          <draw:text-box>
            <text:list text:style-name="L2">
              <text:list-header>
                <text:p text:style-name="P1"><text:span text:style-name="T2">When I look into your holiness</text:span></text:p>
                <text:p text:style-name="P1"><text:span text:style-name="T2">When I gaze into your loveliness</text:span></text:p>
                <text:p text:style-name="P1"><text:span text:style-name="T2">When all things that surround</text:span></text:p>
                <text:p text:style-name="P1"><text:span text:style-name="T2">Become shadows in the light of You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header>
                <text:p text:style-name="P1"><text:span text:style-name="T3">When I've found the joy of reaching your heart</text:span></text:p>
                <text:p text:style-name="P1"><text:span text:style-name="T3">When my will becomes enthralled in your love</text:span></text:p>
                <text:p text:style-name="P1"><text:span text:style-name="T3">When all things that surround</text:span></text:p>
                <text:p text:style-name="P1"><text:span text:style-name="T3">Become shadows in the light of You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text-style-name="P5" draw:layer="layout" svg:width="28cm" svg:height="13cm" svg:x="0cm" svg:y="4.333cm" presentation:class="outline">
          <draw:text-box>
            <text:list text:style-name="L2">
              <text:list-header>
                <text:p text:style-name="P1"><text:span text:style-name="T5">I worship You, I worship You</text:span></text:p>
                <text:p text:style-name="P1"><text:span text:style-name="T5">The reason I live is to worship You</text:span></text:p>
                <text:p text:style-name="P1"><text:span text:style-name="T5">I worship You, I worship You</text:span></text:p>
                <text:p text:style-name="P1"><text:span text:style-name="T5">The reason I live is to worship You</text:span></text:p>
              </text:list-header>
            </text:list>
          </draw:text-box>
        </draw:frame>
        <draw:custom-shape draw:style-name="gr2" draw:text-style-name="P7" draw:layer="layout" svg:width="24.6cm" svg:height="1.782cm" svg:x="1.6cm" svg:y="14.848cm">
          <text:list text:style-name="L3">
            <text:list-header>
              <text:p text:style-name="P6"><text:span text:style-name="T6">“</text:span><text:span text:style-name="T6">When I look into your holiness” Words &amp; music by Cathy Perrin &amp; Wayne Perrin</text:span></text:p>
              <text:p text:style-name="P6"><text:span text:style-name="T6">© 1981 Integrity's Hosanna! Music</text:span></text:p>
              <text:p text:style-name="P6"><text:span text:style-name="T6">Used by Permission. CCLI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Verdana3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2-20T19:00:02.358540595</dc:date>
    <dc:creator>irvy </dc:creator>
    <meta:editing-duration>PT1H59M58S</meta:editing-duration>
    <meta:editing-cycles>29</meta:editing-cycles>
    <meta:generator>LibreOffice/5.0.3.2$Linux_X86_64 LibreOffice_project/00m0$Build-2</meta:generator>
    <meta:document-statistic meta:object-count="39"/>
  </office:meta>
</office:document-meta>
</file>